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4*"/>
    </style:style>
    <style:style style:name="Table2.B" style:family="table-column">
      <style:table-column-properties style:column-width="1.6729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2">
      <style:text-properties fo:font-weight="normal" style:font-weight-asian="normal" style:font-weight-complex="normal"/>
    </style:style>
    <style:style style:name="P10" style:family="paragraph" style:parent-style-name="Standard" style:list-style-name="L4">
      <style:text-properties fo:font-weight="normal" style:font-weight-asian="normal" style:font-weight-complex="normal"/>
    </style:style>
    <style:style style:name="P11" style:family="paragraph" style:parent-style-name="Standard" style:list-style-name="L5">
      <style:text-properties fo:font-weight="normal" style:font-weight-asian="normal" style:font-weight-complex="normal"/>
    </style:style>
    <style:style style:name="P12" style:family="paragraph" style:parent-style-name="Standard" style:list-style-name="L6">
      <style:text-properties fo:font-weight="normal" style:font-weight-asian="normal" style:font-weight-complex="normal"/>
    </style:style>
    <style:style style:name="P13" style:family="paragraph" style:parent-style-name="Standard" style:list-style-name="L7">
      <style:text-properties fo:font-weight="normal" style:font-weight-asian="normal" style:font-weight-complex="normal"/>
    </style:style>
    <style:style style:name="P14" style:family="paragraph" style:parent-style-name="Standard" style:list-style-name="L9">
      <style:text-properties fo:font-weight="normal" style:font-weight-asian="normal" style:font-weight-complex="normal"/>
    </style:style>
    <style:style style:name="P15" style:family="paragraph" style:parent-style-name="Standard" style:list-style-name="L2">
      <style:text-properties fo:font-style="normal" fo:font-weight="normal" style:font-style-asian="normal" style:font-weight-asian="normal" style:font-style-complex="normal" style:font-weight-complex="normal"/>
    </style:style>
    <style:style style:name="P16" style:family="paragraph" style:parent-style-name="Standard" style:list-style-name="L3">
      <style:text-properties fo:font-style="normal" fo:font-weight="normal" style:font-style-asian="normal" style:font-weight-asian="normal" style:font-style-complex="normal" style:font-weight-complex="normal"/>
    </style:style>
    <style:style style:name="P17" style:family="paragraph" style:parent-style-name="Standard" style:list-style-name="L3"/>
    <style:style style:name="P18" style:family="paragraph" style:parent-style-name="Standard" style:list-style-name="L6"/>
    <style:style style:name="P19" style:family="paragraph" style:parent-style-name="Table_20_Contents"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99d66"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99d66"/>
    </style:style>
    <style:style style:name="T9" style:family="text">
      <style:text-properties officeooo:rsid="0009dbf8"/>
    </style:style>
    <style:style style:name="T10" style:family="text">
      <style:text-properties officeooo:rsid="000a4aa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1181in" fo:margin-left="0.1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le Allocation methods</text:p>
      <text:p text:style-name="P1"/>
      <text:list xml:id="list390068446" text:style-name="L1">
        <text:list-item>
          <text:p text:style-name="P8">The aim is to allocate the space in the disk to files so that disk space is utilized effectively and files can be accessed quickly.</text:p>
        </text:list-item>
        <text:list-item>
          <text:p text:style-name="P8">Some systems support multiple allocation methods. More commonly a system uses one method for all files within a filesystem type.</text:p>
        </text:list-item>
      </text:list>
      <text:p text:style-name="P3"/>
      <text:p text:style-name="P1">Contiguous Allocation</text:p>
      <text:list xml:id="list979559179" text:style-name="L2">
        <text:list-item>
          <text:p text:style-name="P9">Requires that each file occupy a set of contiguous blocks on the disk.</text:p>
        </text:list-item>
        <text:list-item>
          <text:p text:style-name="P15">Directory Entry - The directory entry of such a contiguously allocated file need contain only a pointer to the first block and the number of blocks that the file spans.</text:p>
        </text:list-item>
        <text:list-item>
          <text:p text:style-name="P15">Data block access time – Supports both sequential and direct access efficiently</text:p>
          <text:list>
            <text:list-item>
              <text:p text:style-name="P15">Since disk addresses are linearly ordered, accessing block <text:span text:style-name="T1">b + 1 </text:span>after <text:span text:style-name="T1">b</text:span> normally requires no head movement. A head movement to the next track is required only if <text:span text:style-name="T1">b + 1'th </text:span>block lies in the next track. Thus seek time is minimized to a large extent.</text:p>
            </text:list-item>
            <text:list-item>
              <text:p text:style-name="P15">Sequential access – The file system remembers the disk address of the last block referenced and, when necessary, reads the next block.</text:p>
            </text:list-item>
            <text:list-item>
              <text:p text:style-name="P9"><text:span text:style-name="T2">Direct access – If </text:span><text:span text:style-name="T3">byte</text:span><text:span text:style-name="T2"> </text:span><text:span text:style-name="T1">i </text:span><text:span text:style-name="T2">of a file that starts at block</text:span><text:span text:style-name="T1"> b </text:span><text:span text:style-name="T2">is required, it can be immediately accessed as block </text:span><text:span text:style-name="T1">b + i.</text:span></text:p>
            </text:list-item>
          </text:list>
        </text:list-item>
        <text:list-item>
          <text:p text:style-name="P15">Storage efficiency - Not very good due to the following two problems.</text:p>
          <text:list>
            <text:list-item>
              <text:p text:style-name="P15">Allocating space for a new file</text:p>
              <text:list>
                <text:list-item>
                  <text:p text:style-name="P15">This is the same as trying to satisfy a <text:s/>request a hole of size n from a list of free holes. Simulations show that first fit and best fit are more efficient than worst fit. None of the strategies are good in terms of storage utilization though. They all result in external fragmentation.</text:p>
                </text:list-item>
                <text:list-item>
                  <text:p text:style-name="P15">Compaction</text:p>
                  <text:list>
                    <text:list-item>
                      <text:p text:style-name="P15">Copy the entire file-system to another disk and or tape</text:p>
                    </text:list-item>
                    <text:list-item>
                      <text:p text:style-name="P15">Reallocate on original disk freshly</text:p>
                    </text:list-item>
                    <text:list-item>
                      <text:p text:style-name="P15">This scheme effectively compacts all free space into one contiguous space, solving the fragmentation problem.</text:p>
                    </text:list-item>
                    <text:list-item>
                      <text:p text:style-name="P15">Cost of compaction is time and it can be particularly severe for large hard disks, where compacting all the space may take hours and may be necessary on a weekly basis.</text:p>
                    </text:list-item>
                    <text:list-item>
                      <text:p text:style-name="P15">Offline compaction can be done with the file system unmounted. However this would require a downtime.</text:p>
                    </text:list-item>
                  </text:list>
                </text:list-item>
              </text:list>
            </text:list-item>
            <text:list-item>
              <text:p text:style-name="P15">Determining how much space is needed for a file at the time of creation of a file.</text:p>
              <text:list>
                <text:list-item>
                  <text:p text:style-name="P15">In general, it is difficult for the system or the user to determine the size of the file in advance.</text:p>
                </text:list-item>
                <text:list-item>
                  <text:p text:style-name="P15">If allocated space is too less for the file, a larger hole must be found, copy the contents of the file and release the previous space. This is inefficient.</text:p>
                </text:list-item>
                <text:list-item>
                  <text:p text:style-name="P15">If allocated space is too much to prevent the above problem there might be a considerable wastage of space. Even if the space needed for a file is known in advance, preallocation may be inefficient if a file grows slowly over a long period.</text:p>
                </text:list-item>
              </text:list>
            </text:list-item>
          </text:list>
        </text:list-item>
      </text:list>
      <text:p text:style-name="P4"/>
      <text:p text:style-name="P5">Contiguous allocation with extents</text:p>
      <text:list xml:id="list530599405" text:style-name="L3">
        <text:list-item>
          <text:p text:style-name="P16">A modified version the contiguous allocation scheme may be used. </text:p>
          <text:list>
            <text:list-item>
              <text:p text:style-name="P16">Files are created initially by allocating contiguous blocks. </text:p>
            </text:list-item>
            <text:list-item>
              <text:p text:style-name="P17"><text:span text:style-name="T5">If the file grows bigger than the allocated block, another possibly non-contiguous block known as the </text:span><text:span text:style-name="T4">extent </text:span><text:span text:style-name="T5">is allocated with a pointer to it possibly in the directory entry of the file.</text:span></text:p>
            </text:list-item>
            <text:list-item>
              <text:p text:style-name="P16"><text:soft-page-break/>A key issue in such systems is the degree of variability in the size of the extents</text:p>
              <text:list>
                <text:list-item>
                  <text:p text:style-name="P16">All extents are of the same predetermined size</text:p>
                  <text:list>
                    <text:list-item>
                      <text:p text:style-name="P16">Simplifies the block allocation. A simple bitmap or a free list of extents would suffice.</text:p>
                    </text:list-item>
                    <text:list-item>
                      <text:p text:style-name="P17"><text:span text:style-name="T5">Internal fragmentation might result due to </text:span><text:span text:style-name="T4">inflexibility</text:span><text:span text:style-name="T5"> in allocation of the desired sized extent</text:span></text:p>
                    </text:list-item>
                  </text:list>
                </text:list-item>
              </text:list>
            </text:list-item>
          </text:list>
        </text:list-item>
      </text:list>
      <text:list xml:id="list1469287503" text:continue-list="list979559179" text:style-name="L2">
        <text:list-item>
          <text:list>
            <text:list-item>
              <text:list>
                <text:list-item>
                  <text:p text:style-name="P15">Extents can be of any size and are allocated dynamically</text:p>
                  <text:list>
                    <text:list-item>
                      <text:p text:style-name="P15">Block allocation is complicated. A Buddy allocation system is needed.</text:p>
                    </text:list-item>
                    <text:list-item>
                      <text:p text:style-name="P15">External fragmentation might also occur due to allocation and deallocation of various sized extents.</text:p>
                    </text:list-item>
                  </text:list>
                </text:list-item>
                <text:list-item>
                  <text:p text:style-name="P15">Extents can be of a few fixed predetermined sizes</text:p>
                  <text:list>
                    <text:list-item>
                      <text:p text:style-name="P15">A separate bitmap or free list has to be maintained for each size. Is of intermediate flexibility and complexity compared to the above two cases</text:p>
                    </text:list-item>
                  </text:list>
                </text:list-item>
                <text:list-item>
                  <text:p text:style-name="P15">In terms of overhead in locating a random block this approach requires more overhead compared to the contiguous allocation scheme and less compared to the linked list scheme.</text:p>
                </text:list-item>
              </text:list>
            </text:list-item>
          </text:list>
        </text:list-item>
      </text:list>
      <text:p text:style-name="P3"/>
      <text:p text:style-name="P1">Linked list allocation</text:p>
      <text:list xml:id="list1697698239" text:style-name="L4">
        <text:list-item>
          <text:p text:style-name="P10">Data blocks of a file are allocated as nodes of a linked list with pointers to the next node as needed.</text:p>
        </text:list-item>
        <text:list-item>
          <text:p text:style-name="P10">There is no external fragmentation due allocation</text:p>
        </text:list-item>
        <text:list-item>
          <text:p text:style-name="P10">The size of the files need not be known in advance</text:p>
        </text:list-item>
        <text:list-item>
          <text:p text:style-name="P10">Data block access time</text:p>
          <text:list>
            <text:list-item>
              <text:p text:style-name="P10">Direct access requires traversal of the linked list as data blocks are scattered throughout the disk and this results in possibly multiple head movements and thus large seek times.</text:p>
            </text:list-item>
            <text:list-item>
              <text:p text:style-name="P10">Sequential access also possibly requires multiple head movements.</text:p>
            </text:list-item>
          </text:list>
        </text:list-item>
        <text:list-item>
          <text:p text:style-name="P10">Storage efficiency </text:p>
          <text:list>
            <text:list-item>
              <text:p text:style-name="P10">The pointers stored in each block to the next, reduce the amount of space available for file data and increases the space needed for block allocation and free list management.</text:p>
              <text:list>
                <text:list-item>
                  <text:p text:style-name="P10"><text:bookmark text:name="Clustering"/>The usual solution is to increase the amount of data stored per pointers by using clusters(a set of contiguous blocks). Effects of internal fragmentation may be severe though</text:p>
                </text:list-item>
              </text:list>
            </text:list-item>
          </text:list>
        </text:list-item>
        <text:list-item>
          <text:p text:style-name="P10">Reliability – One pointer stored wrong or corrupted may have serious effects</text:p>
        </text:list-item>
      </text:list>
      <text:p text:style-name="P3"/>
      <text:p text:style-name="P1">FAT(File allocation table)</text:p>
      <text:list xml:id="list790139530" text:style-name="L5">
        <text:list-item>
          <text:p text:style-name="P11"><text:span text:style-name="T10">A variation of the linked allocation scheme. </text:span>Used by MSDOS and the OS/2 operating system. <text:span text:style-name="T10">Instead of maintaining the blocks of a file as a list, addresses of blocks are maintained as a list.</text:span></text:p>
        </text:list-item>
        <text:list-item>
          <text:p text:style-name="P11">Each volume consists of a<text:span text:style-name="T8">n</text:span> allocation table containing an entry for each block on the volume with its respective disk address. The entries corresponding to the blocks of a file are linked <text:span text:style-name="T9">together.</text:span></text:p>
        </text:list-item>
        <text:list-item>
          <text:p text:style-name="P11">A directory entry is an index to the entry in the table which consists of the address of the first block. Successive blocks can be found by following the pointer trail in the FAT. This is especially efficient in case of random access vis-a-vis the normal linked allocation scheme as typically, <text:span text:style-name="T6">most of the FAT can be cached in memory</text:span> and therefore the pointers can be determined with just memory accesses instead of having to access the disk blocks. </text:p>
        </text:list-item>
      </text:list>
      <text:p text:style-name="P3"/>
      <text:p text:style-name="P1">Indexed allocation</text:p>
      <text:list xml:id="list413202581" text:style-name="L6">
        <text:list-item>
          <text:p text:style-name="P18"><text:span text:style-name="T7">Indexed allocation solves the problem of linked list allocation, inefficient direct access, by bringing all the pointers together into one location, the </text:span><text:span text:style-name="T6">index block</text:span><text:span text:style-name="T7">.</text:span></text:p>
        </text:list-item>
        <text:list-item>
          <text:p text:style-name="P12"><text:soft-page-break/>The index block is a per file structure and is an array of disk-block addresses. The i'th entry in the index block points to the i'th block of the file.</text:p>
        </text:list-item>
        <text:list-item>
          <text:p text:style-name="P12">Data block access times</text:p>
          <text:list>
            <text:list-item>
              <text:p text:style-name="P12">Since index blocks of files may be large, they may not always be available in memory. The directory entry of a file may just contain a pointer to the files index block. If the index block is in memory, the access can be made directly. If it isn't depending on the structure and size of the index block, possible multiple readings of the disk might be required.</text:p>
            </text:list-item>
          </text:list>
        </text:list-item>
        <text:list-item>
          <text:p text:style-name="P12">Storage efficiency</text:p>
          <text:list>
            <text:list-item>
              <text:p text:style-name="P12">Suffers from wasted space. The pointer overhead of the index block is generally greater then the pointer overhead of linked allocation. </text:p>
            </text:list-item>
          </text:list>
        </text:list-item>
        <text:list-item>
          <text:p text:style-name="P12">Structure of the index block</text:p>
          <text:list>
            <text:list-item>
              <text:p text:style-name="P12">Linked scheme – A list of index blocks</text:p>
            </text:list-item>
            <text:list-item>
              <text:p text:style-name="P12">Multilevel scheme – Indexes a block pointer which point to secondary index blocks which in turn point to actual data blocks</text:p>
            </text:list-item>
            <text:list-item>
              <text:p text:style-name="P12">Combined scheme – A proportion of the indexes in a index block point to data blocks while the rest point to secondary index blocks.</text:p>
            </text:list-item>
          </text:list>
        </text:list-item>
      </text:list>
      <text:p text:style-name="P3"/>
      <text:p text:style-name="P1">Practical usage</text:p>
      <text:list xml:id="list496295398" text:style-name="L7">
        <text:list-item>
          <text:p text:style-name="P13">Some systems support contiguous allocation for files requiring direct access and linked allocation for files requiring only sequential access.</text:p>
        </text:list-item>
        <text:list-item>
          <text:p text:style-name="P13">Some systems automatically start of with contiguous allocation and switch to indexed allocation if the files grow bigger.</text:p>
        </text:list-item>
        <text:list-item>
          <text:p text:style-name="P13">Given the wide disparity in disk speed and CPU speed hundreds of lines of codes are added to the OS to save a few head movements and the like.</text:p>
        </text:list-item>
      </text:list>
      <text:p text:style-name="P3"/>
      <text:p text:style-name="P1">Consider a file currently consisting of <text:span text:style-name="T1">n</text:span> blocks. Assume that the file-control block (and the index block, in the case of indexed allocation) is already in memory. Calculate how many disk I/O operations are required for contiguous, linked, and indexed (single-level) allocation strategies, if, for one block, the following conditions hold. In the contiguous-allocation case, assume that there is no room to grow at the beginning but there is room to grow at the end. Also assume that the block information to be added is stored in memory. </text:p>
      <table:table table:name="Table1" table:style-name="Table1">
        <table:table-column table:style-name="Table1.A" table:number-columns-repeated="3"/>
        <table:table-column table:style-name="Table1.D"/>
        <table:table-row>
          <table:table-cell table:style-name="Table1.A1" office:value-type="string">
            <text:p text:style-name="P7">Operation</text:p>
          </table:table-cell>
          <table:table-cell table:style-name="Table1.A1" office:value-type="string">
            <text:p text:style-name="P7">Contiguous Allocation</text:p>
          </table:table-cell>
          <table:table-cell table:style-name="Table1.A1" office:value-type="string">
            <text:p text:style-name="P7">Linked Allocation</text:p>
          </table:table-cell>
          <table:table-cell table:style-name="Table1.D1" office:value-type="string">
            <text:p text:style-name="P7">Indexed Allocation</text:p>
          </table:table-cell>
        </table:table-row>
        <table:table-row>
          <table:table-cell table:style-name="Table1.A2" office:value-type="string">
            <text:p text:style-name="P3">The block is added at the beginning. </text:p>
          </table:table-cell>
          <table:table-cell table:style-name="Table1.A2" office:value-type="string">
            <text:p text:style-name="P6">2n + 1</text:p>
            <text:list xml:id="list1385734571" text:style-name="L8">
              <text:list-item>
                <text:p text:style-name="P19">Shift n blocks one position to the right</text:p>
              </text:list-item>
              <text:list-item>
                <text:p text:style-name="P19">Write the new block in the freed space</text:p>
              </text:list-item>
            </text:list>
          </table:table-cell>
          <table:table-cell table:style-name="Table1.A2" office:value-type="string">
            <text:p text:style-name="P6">1</text:p>
            <text:list xml:id="list233584275" text:continue-numbering="true" text:style-name="L8">
              <text:list-item>
                <text:p text:style-name="P19">Write the new block and set its pointer to point to the previous first block in the list of data blocks.</text:p>
              </text:list-item>
            </text:list>
          </table:table-cell>
          <table:table-cell table:style-name="Table1.D2" office:value-type="string">
            <text:p text:style-name="P6">1</text:p>
            <text:list xml:id="list599713315" text:continue-numbering="true" text:style-name="L8">
              <text:list-item>
                <text:p text:style-name="P19">Write the new block. Update the index in the FCB</text:p>
              </text:list-item>
            </text:list>
          </table:table-cell>
        </table:table-row>
        <table:table-row>
          <table:table-cell table:style-name="Table1.A2" office:value-type="string">
            <text:p text:style-name="P3">The block is added in the middle. </text:p>
          </table:table-cell>
          <table:table-cell table:style-name="Table1.A2" office:value-type="string">
            <text:p text:style-name="P6">n + 1</text:p>
            <text:list xml:id="list1924738528" text:continue-numbering="true" text:style-name="L8">
              <text:list-item>
                <text:p text:style-name="P19">Shift n/2 blocks one position to the right</text:p>
              </text:list-item>
              <text:list-item>
                <text:p text:style-name="P19">Write the new block in the freed space</text:p>
              </text:list-item>
            </text:list>
          </table:table-cell>
          <table:table-cell table:style-name="Table1.A2" office:value-type="string">
            <text:p text:style-name="P6">1 + n/2 + 1</text:p>
            <text:list xml:id="list704502932" text:continue-numbering="true" text:style-name="L8">
              <text:list-item>
                <text:p text:style-name="P19">Write to the new block</text:p>
              </text:list-item>
              <text:list-item>
                <text:p text:style-name="P19">Traverse n/2 data blocks to get into position. Also update the pointer field of the n/2'nd block to point to the new block</text:p>
              </text:list-item>
              <text:list-item>
                <text:p text:style-name="P19">Update its pointer to <text:soft-page-break/>point to the rest of the data blocks.</text:p>
              </text:list-item>
            </text:list>
          </table:table-cell>
          <table:table-cell table:style-name="Table1.D2" office:value-type="string">
            <text:p text:style-name="P6">1</text:p>
            <text:list xml:id="list289509217" text:continue-numbering="true" text:style-name="L8">
              <text:list-item>
                <text:p text:style-name="P19">Write the new block. Update the index in the FCB</text:p>
              </text:list-item>
            </text:list>
          </table:table-cell>
        </table:table-row>
        <table:table-row>
          <table:table-cell table:style-name="Table1.A2" office:value-type="string">
            <text:p text:style-name="P3">The block is added at the end. </text:p>
          </table:table-cell>
          <table:table-cell table:style-name="Table1.A2" office:value-type="string">
            <text:p text:style-name="P6">1</text:p>
            <text:list xml:id="list1506331967" text:continue-numbering="true" text:style-name="L8">
              <text:list-item>
                <text:p text:style-name="P19">Write the new block after the n blocks.</text:p>
              </text:list-item>
            </text:list>
          </table:table-cell>
          <table:table-cell table:style-name="Table1.A2" office:value-type="string">
            <text:p text:style-name="P6">1 + n</text:p>
            <text:list xml:id="list126234801" text:continue-numbering="true" text:style-name="L8">
              <text:list-item>
                <text:p text:style-name="P19">Write to the new block and also update its pointer to null</text:p>
              </text:list-item>
              <text:list-item>
                <text:p text:style-name="P19">Traverse n data blocks to get into position. Also update the pointer field of the n'th block to point to the new block</text:p>
              </text:list-item>
            </text:list>
          </table:table-cell>
          <table:table-cell table:style-name="Table1.D2" office:value-type="string">
            <text:p text:style-name="P6">1</text:p>
            <text:list xml:id="list1683059386" text:continue-numbering="true" text:style-name="L8">
              <text:list-item>
                <text:p text:style-name="P19">Write the new block. Update the index in the FCB</text:p>
              </text:list-item>
            </text:list>
          </table:table-cell>
        </table:table-row>
        <table:table-row>
          <table:table-cell table:style-name="Table1.A2" office:value-type="string">
            <text:p text:style-name="P3">The block is removed from the beginning. </text:p>
          </table:table-cell>
          <table:table-cell table:style-name="Table1.A2" office:value-type="string">
            <text:p text:style-name="P6">2(n -1)</text:p>
            <text:list xml:id="list506283307" text:continue-numbering="true" text:style-name="L8">
              <text:list-item>
                <text:p text:style-name="P19">Shift n-1 blocks one position to the left to fill the free space left</text:p>
              </text:list-item>
            </text:list>
          </table:table-cell>
          <table:table-cell table:style-name="Table1.A2" office:value-type="string">
            <text:p text:style-name="P6">0</text:p>
            <text:list xml:id="list95646529" text:continue-numbering="true" text:style-name="L8">
              <text:list-item>
                <text:p text:style-name="P19">Update the start pointer in the FCB to the 2nd block</text:p>
              </text:list-item>
            </text:list>
          </table:table-cell>
          <table:table-cell table:style-name="Table1.D2" office:value-type="string">
            <text:p text:style-name="P6">0</text:p>
            <text:list xml:id="list232461768" text:continue-numbering="true" text:style-name="L8">
              <text:list-item>
                <text:p text:style-name="P19">Update the index in the FCB</text:p>
              </text:list-item>
            </text:list>
          </table:table-cell>
        </table:table-row>
        <table:table-row>
          <table:table-cell table:style-name="Table1.A2" office:value-type="string">
            <text:p text:style-name="P3">The block is removed from the middle. </text:p>
          </table:table-cell>
          <table:table-cell table:style-name="Table1.A2" office:value-type="string">
            <text:p text:style-name="P6">n</text:p>
            <text:list xml:id="list1614509864" text:continue-numbering="true" text:style-name="L8">
              <text:list-item>
                <text:p text:style-name="P19">Shift n/2 blocks one position to the left to fill the free space left behind</text:p>
              </text:list-item>
            </text:list>
          </table:table-cell>
          <table:table-cell table:style-name="Table1.A2" office:value-type="string">
            <text:p text:style-name="P6">n/2 + 1 + 1</text:p>
            <text:list xml:id="list265821506" text:continue-numbering="true" text:style-name="L8">
              <text:list-item>
                <text:p text:style-name="P19">Traverse n/2 data blocks to get into position.</text:p>
              </text:list-item>
              <text:list-item>
                <text:p text:style-name="P19">Access the block to be removed to update the pointer field of the n/2'nd block</text:p>
              </text:list-item>
              <text:list-item>
                <text:p text:style-name="P19">Update the pointer field of the n/2'nd block</text:p>
              </text:list-item>
            </text:list>
          </table:table-cell>
          <table:table-cell table:style-name="Table1.D2" office:value-type="string">
            <text:p text:style-name="P6">0</text:p>
            <text:list xml:id="list756703174" text:continue-numbering="true" text:style-name="L8">
              <text:list-item>
                <text:p text:style-name="P19">Update the index in the FCB</text:p>
              </text:list-item>
            </text:list>
          </table:table-cell>
        </table:table-row>
        <table:table-row>
          <table:table-cell table:style-name="Table1.A2" office:value-type="string">
            <text:p text:style-name="P3">The block is removed from the end. </text:p>
          </table:table-cell>
          <table:table-cell table:style-name="Table1.A2" office:value-type="string">
            <text:p text:style-name="P6">0</text:p>
            <text:list xml:id="list1725944394" text:continue-numbering="true" text:style-name="L8">
              <text:list-item>
                <text:p text:style-name="P19">The number of contiguous blocks stored in the FCB is decremented</text:p>
              </text:list-item>
            </text:list>
          </table:table-cell>
          <table:table-cell table:style-name="Table1.A2" office:value-type="string">
            <text:p text:style-name="P6">(n-1)</text:p>
            <text:list xml:id="list714403230" text:continue-numbering="true" text:style-name="L8">
              <text:list-item>
                <text:p text:style-name="P19">Traverse to the last but one block. Update its pointer to null.</text:p>
              </text:list-item>
            </text:list>
          </table:table-cell>
          <table:table-cell table:style-name="Table1.D2" office:value-type="string">
            <text:p text:style-name="P6">0</text:p>
            <text:list xml:id="list1989415684" text:continue-numbering="true" text:style-name="L8">
              <text:list-item>
                <text:p text:style-name="P19">Update the index in the FCB</text:p>
              </text:list-item>
            </text:list>
          </table:table-cell>
        </table:table-row>
      </table:table>
      <text:p text:style-name="P3"/>
      <text:p text:style-name="P3"/>
      <text:p text:style-name="P1">Logical to physical address mapping in different allocation schemes – Not complete</text:p>
      <text:p text:style-name="P3">Logical starting address of file = Z</text:p>
      <text:p text:style-name="P3">Block size = <text:span text:style-name="T1">b</text:span><text:span text:style-name="T2"> bytes</text:span></text:p>
      <text:p text:style-name="P3"><text:span text:style-name="T2">X = </text:span><text:span text:style-name="T2"><draw:frame draw:style-name="fr1" draw:name="Object1" text:anchor-type="as-char" svg:y="-0.2437in" svg:width="0.2201in" svg:height="0.3929in" draw:z-index="0"><draw:object xlink:href="./Object 1" xlink:type="simple" xlink:show="embed" xlink:actuate="onLoad"/><draw:image xlink:href="./ObjectReplacements/Object 1" xlink:type="simple" xlink:show="embed" xlink:actuate="onLoad"/></draw:frame></text:span></text:p>
      <text:p text:style-name="P4">Y = Z % b</text:p>
      <table:table table:name="Table2" table:style-name="Table2">
        <table:table-column table:style-name="Table2.A"/>
        <table:table-column table:style-name="Table2.B"/>
        <table:table-column table:style-name="Table2.A" table:number-columns-repeated="2"/>
        <table:table-row>
          <table:table-cell table:style-name="Table2.A1" office:value-type="string">
            <text:p text:style-name="P7"/>
          </table:table-cell>
          <table:table-cell table:style-name="Table2.A1" office:value-type="string">
            <text:p text:style-name="P7">Contiguous allocation</text:p>
          </table:table-cell>
          <table:table-cell table:style-name="Table2.A1" office:value-type="string">
            <text:p text:style-name="P7">Linked allocation</text:p>
          </table:table-cell>
          <table:table-cell table:style-name="Table2.D1" office:value-type="string">
            <text:p text:style-name="P7">Indexed allocation</text:p>
          </table:table-cell>
        </table:table-row>
        <table:table-row>
          <table:table-cell table:style-name="Table2.A2" office:value-type="string">
            <text:p text:style-name="P7">Physical address</text:p>
          </table:table-cell>
          <table:table-cell table:style-name="Table2.A2" office:value-type="string">
            <text:p text:style-name="Table_20_Contents">Access the Z + X'th block, Y'th byte in that block.</text:p>
          </table:table-cell>
          <table:table-cell table:style-name="Table2.A2" office:value-type="string">
            <text:p text:style-name="Table_20_Contents">Chase down the linked list X times to obtain the required block and access the Y'th byte in <text:soft-page-break/>that block.</text:p>
          </table:table-cell>
          <table:table-cell table:style-name="Table2.D2" office:value-type="string">
            <text:p text:style-name="Table_20_Contents">Physical block address is contained in the X'th entry of the index table. Y gives the <text:soft-page-break/>displacement of the byte in that block.</text:p>
          </table:table-cell>
        </table:table-row>
        <table:table-row>
          <table:table-cell table:style-name="Table2.A2" office:value-type="string">
            <text:p text:style-name="P7">Number of disk IO</text:p>
          </table:table-cell>
          <table:table-cell table:style-name="Table2.A2" office:value-type="string">
            <text:p text:style-name="Table_20_Contents">1</text:p>
          </table:table-cell>
          <table:table-cell table:style-name="Table2.A2" office:value-type="string">
            <text:p text:style-name="Table_20_Contents">X</text:p>
          </table:table-cell>
          <table:table-cell table:style-name="Table2.D2" office:value-type="string">
            <text:p text:style-name="Table_20_Contents">1+1 (Assuming that index block has to be read into memory)</text:p>
          </table:table-cell>
        </table:table-row>
      </table:table>
      <text:p text:style-name="P3"/>
      <text:p text:style-name="P1">Consider a system that supports the strategies of contiguous, linked, and indexed allocation. What criteria should be used in deciding which strategy is best utilized for a particular file? </text:p>
      <text:list xml:id="list409426764" text:style-name="L9">
        <text:list-item>
          <text:p text:style-name="P14">Contiguous—if file is relatively small. </text:p>
        </text:list-item>
        <text:list-item>
          <text:p text:style-name="P14">Linked —if file is large and usually accessed sequentially. </text:p>
        </text:list-item>
        <text:list-item>
          <text:p text:style-name="P14">Indexed —if file is large and usually accessed randomly. </text:p>
          <text:p text:style-name="P14"/>
        </text:list-item>
      </text:list>
      <text:p text:style-name="P1">Why is it advantageous for the user <text:span text:style-name="T9">of</text:span> an operating system to dynamically allocate its internal tables? What are the penalties to the operating system for doing so? </text:p>
      <text:p text:style-name="P3">Dynamic tables allow more flexibility in system use growth <text:s/>— tables are never exceeded, avoiding artificial use limits. Unfortunately, kernel structures and code are more complicated, so there is <text:s text:c="2"/>more potential for bugs. The use of one resource can take away more system resources (by growing to accommodate the requests) than with static table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7-20T13:23:55</meta:creation-date>
    <dc:date>2013-01-23T11:29:22</dc:date>
    <dc:creator>Kempa </dc:creator>
    <meta:editing-duration>PT10H47M37S</meta:editing-duration>
    <meta:editing-cycles>41</meta:editing-cycles>
    <meta:generator>LibreOffice/3.6$Linux_x86 LibreOffice_project/360m1$Build-2</meta:generator>
    <meta:document-statistic meta:table-count="2" meta:image-count="0" meta:object-count="1" meta:page-count="5" meta:paragraph-count="143" meta:word-count="2023" meta:character-count="11036" meta:non-whitespace-character-count="9220"/>
  </office:meta>
</office:document-meta>
</file>

<file path=Object 1/content.xml><?xml version="1.0" encoding="utf-8"?>
<math xmlns="http://www.w3.org/1998/Math/MathML">
  <semantics>
    <mrow>
      <mfrac>
        <mi>Z</mi>
        <mi>b</mi>
      </mfrac>
    </mrow>
    <annotation encoding="StarMath 5.0">Z over b</annotation>
  </semantics>
</math>
</file>